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dbb6" draw:textarea-horizontal-align="justify" draw:textarea-vertical-align="middle" draw:auto-grow-height="false" fo:min-height="2.417cm" fo:min-width="3.56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20.693cm" fo:min-width="49.7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="solid" draw:fill-color="#e8f2a1" draw:textarea-horizontal-align="justify" draw:textarea-vertical-align="middle" draw:auto-grow-height="false" fo:min-height="2.367cm" fo:min-width="3.514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dee6ef" draw:textarea-horizontal-align="justify" draw:textarea-vertical-align="middle" draw:auto-grow-height="false" fo:min-height="1.274cm" fo:min-width="1.469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9cm" draw:marker-end-width="0.279cm" draw:fill="solid" draw:fill-color="#ffdbb6" draw:textarea-horizontal-align="justify" draw:textarea-vertical-align="middle" draw:auto-grow-height="false" fo:min-height="2.367cm" fo:min-width="3.51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="solid" draw:fill-color="#dee6ef" draw:textarea-horizontal-align="justify" draw:textarea-vertical-align="middle" draw:auto-grow-height="false" fo:min-height="1.224cm" fo:min-width="1.41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0.501cm"/>
    </style:style>
    <style:style style:name="gr10" style:family="graphic" style:parent-style-name="objectwithoutfill">
      <style:graphic-properties svg:stroke-width="0.051cm" svg:stroke-color="#000000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37.596cm" fo:min-width="4.146cm"/>
    </style:style>
    <style:style style:name="gr12" style:family="graphic" style:parent-style-name="standard">
      <style:graphic-properties draw:textarea-horizontal-align="justify" draw:textarea-vertical-align="middle" draw:auto-grow-height="false" fo:min-height="0.068cm" fo:min-width="1.164cm"/>
    </style:style>
    <style:style style:name="gr13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5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31.838cm" fo:min-width="6.308cm"/>
    </style:style>
    <style:style style:name="gr16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3.56cm" fo:min-width="4.58cm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solid" draw:fill-color="#ff3838" draw:textarea-horizontal-align="justify" draw:textarea-vertical-align="middle" draw:auto-grow-height="false" fo:min-height="0.47cm" fo:min-width="0.22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ff3838" draw:textarea-horizontal-align="justify" draw:textarea-vertical-align="middle" draw:auto-grow-height="false" fo:min-height="0.42cm" fo:min-width="0.17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ffdbb6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solid" draw:fill-color="#e8f2a1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dee6e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solid" draw:fill-color="#ff3838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4cm" svg:height="2.667cm" svg:x="10.277cm" svg:y="13.177cm">
          <text:p text:style-name="P1"><text:span text:style-name="T1">@._cp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0.279cm" svg:height="20.943cm" svg:x="15.546cm" svg:y="10.53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201cm" svg:height="0.962cm" svg:x="15.473cm" svg:y="9.548cm">
          <draw:text-box>
            <text:p text:style-name="P4"><text:span text:style-name="T1">source/build.py</text:span></text:p>
          </draw:text-box>
        </draw:frame>
        <draw:custom-shape draw:style-name="gr4" draw:text-style-name="P7" xml:id="id1" draw:id="id1" draw:layer="layout" svg:width="4.064cm" svg:height="2.667cm" svg:x="17.577cm" svg:y="13.077cm">
          <text:p text:style-name="P6"><text:span text:style-name="T2">Create</text:span></text:p>
          <text:p text:style-name="P6"><text:span text:style-name="T3">setConfigu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4.064cm" svg:height="2.667cm" svg:x="22.877cm" svg:y="13.077cm">
          <text:p text:style-name="P6"><text:span text:style-name="T2">Create</text:span></text:p>
          <text:p text:style-name="P6"><text:span text:style-name="T3">getConfigu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4.064cm" svg:height="2.667cm" svg:x="27.977cm" svg:y="13.077cm">
          <text:p text:style-name="P6"><text:span text:style-name="T2">Create</text:span></text:p>
          <text:p text:style-name="P6"><text:span text:style-name="T3">applyModule</text:span></text:p>
          <text:p text:style-name="P6"><text:span text:style-name="T3">Default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4.064cm" svg:height="2.667cm" svg:x="33.077cm" svg:y="13.077cm">
          <text:p text:style-name="P6"><text:span text:style-name="T2">Create</text:span></text:p>
          <text:p text:style-name="P6"><text:span text:style-name="T3">applyVariable</text:span></text:p>
          <text:p text:style-name="P6"><text:span text:style-name="T3">Default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5" draw:id="id5" draw:layer="layout" svg:width="3.937cm" svg:height="3.048cm" svg:x="38.66cm" svg:y="12.887cm">
          <text:p text:style-name="P8"><text:span text:style-name="T4">is it a </text:span><text:span text:style-name="T4"><text:line-break/></text:span><text:span text:style-name="T5">Problem</text:span><text:span text:style-name="T4"><text:line-break/></text:span><text:span text:style-name="T4">Modu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9" xml:id="id7" draw:id="id7" draw:layer="layout" svg:width="3.937cm" svg:height="3.048cm" svg:x="49.222cm" svg:y="12.888cm">
          <text:p text:style-name="P8"><text:span text:style-name="T4">is it a </text:span><text:span text:style-name="T4"><text:line-break/></text:span><text:span text:style-name="T5">Distribution</text:span><text:span text:style-name="T4"><text:line-break/></text:span><text:span text:style-name="T4">Modu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7" xml:id="id6" draw:id="id6" draw:layer="layout" svg:width="4.064cm" svg:height="2.667cm" svg:x="43.777cm" svg:y="13.077cm">
          <text:p text:style-name="P6"><text:span text:style-name="T2">Create</text:span></text:p>
          <text:p text:style-name="P6"><text:span text:style-name="T3">runOpe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8" draw:id="id8" draw:layer="layout" svg:width="4.064cm" svg:height="2.667cm" svg:x="54.277cm" svg:y="13.077cm">
          <text:p text:style-name="P6"><text:span text:style-name="T2">Create</text:span></text:p>
          <text:p text:style-name="P6"><text:span text:style-name="T3">getPropertyPointer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1.641cm" svg:y1="14.41cm" svg:x2="22.877cm" svg:y2="14.41cm" draw:start-shape="id1" draw:start-glue-point="1" draw:end-shape="id2" draw:end-glue-point="3" svg:d="M21641 14410h1236" svg:viewBox="0 0 1237 1">
          <text:p/>
        </draw:connector>
        <draw:connector draw:style-name="gr6" draw:text-style-name="P8" draw:layer="layout" svg:x1="26.941cm" svg:y1="14.41cm" svg:x2="27.977cm" svg:y2="14.41cm" draw:start-shape="id2" draw:start-glue-point="1" draw:end-shape="id3" draw:end-glue-point="3" svg:d="M26941 14410h1036" svg:viewBox="0 0 1037 1">
          <text:p/>
        </draw:connector>
        <draw:connector draw:style-name="gr6" draw:text-style-name="P8" draw:layer="layout" svg:x1="32.041cm" svg:y1="14.41cm" svg:x2="33.077cm" svg:y2="14.41cm" draw:start-shape="id3" draw:start-glue-point="1" draw:end-shape="id4" draw:end-glue-point="3" svg:d="M32041 14410h1036" svg:viewBox="0 0 1037 1">
          <text:p/>
        </draw:connector>
        <draw:connector draw:style-name="gr6" draw:text-style-name="P8" draw:layer="layout" svg:x1="37.141cm" svg:y1="14.41cm" svg:x2="38.66cm" svg:y2="14.411cm" draw:start-shape="id4" draw:start-glue-point="1" draw:end-shape="id5" draw:end-glue-point="5" svg:d="M37141 14410h759v1h760" svg:viewBox="0 0 1520 2">
          <text:p/>
        </draw:connector>
        <draw:connector draw:style-name="gr6" draw:text-style-name="P8" draw:layer="layout" svg:x1="42.597cm" svg:y1="14.411cm" svg:x2="43.777cm" svg:y2="14.41cm" draw:start-shape="id5" draw:start-glue-point="7" draw:end-shape="id6" draw:end-glue-point="3" svg:d="M42597 14411h590v-1h590" svg:viewBox="0 0 1181 2">
          <text:p/>
        </draw:connector>
        <draw:connector draw:style-name="gr6" draw:text-style-name="P8" draw:layer="layout" svg:x1="47.841cm" svg:y1="14.41cm" svg:x2="49.222cm" svg:y2="14.412cm" draw:start-shape="id6" draw:start-glue-point="1" draw:end-shape="id7" draw:end-glue-point="5" svg:d="M47841 14410h690v2h691" svg:viewBox="0 0 1382 3">
          <text:p/>
        </draw:connector>
        <draw:connector draw:style-name="gr6" draw:text-style-name="P8" draw:layer="layout" svg:x1="53.159cm" svg:y1="14.412cm" svg:x2="54.277cm" svg:y2="14.41cm" draw:start-shape="id7" draw:start-glue-point="7" draw:end-shape="id8" draw:end-glue-point="3" svg:d="M53159 14412h559v-2h559" svg:viewBox="0 0 1119 3">
          <text:p/>
        </draw:connector>
        <draw:connector draw:style-name="gr6" draw:text-style-name="P8" draw:layer="layout" draw:line-skew="0.539cm" svg:x1="40.629cm" svg:y1="15.935cm" svg:x2="51.191cm" svg:y2="15.936cm" draw:start-shape="id5" draw:start-glue-point="6" draw:end-shape="id7" draw:end-glue-point="6" svg:d="M40629 15935v1067h10562v-1066" svg:viewBox="0 0 10563 1068">
          <text:p/>
        </draw:connector>
        <draw:custom-shape draw:style-name="gr4" draw:text-style-name="P7" xml:id="id9" draw:id="id9" draw:layer="layout" svg:width="4.064cm" svg:height="2.667cm" svg:x="60.477cm" svg:y="13.077cm">
          <text:p text:style-name="P6"><text:span text:style-name="T2">Output</text:span></text:p>
          <text:p text:style-name="P6"><text:span text:style-name="T3">Finished</text:span></text:p>
          <text:p text:style-name="P6"><text:span text:style-name="T3">Cpp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line-skew="-0.44cm" svg:x1="51.191cm" svg:y1="12.888cm" svg:x2="62.509cm" svg:y2="13.077cm" draw:start-shape="id7" draw:start-glue-point="4" draw:end-shape="id9" draw:end-glue-point="0" svg:d="M51191 12888v-966h11318v1155" svg:viewBox="0 0 11319 1156">
          <text:p/>
        </draw:connector>
        <draw:connector draw:style-name="gr6" draw:text-style-name="P8" draw:layer="layout" svg:x1="58.341cm" svg:y1="14.41cm" svg:x2="60.477cm" svg:y2="14.41cm" draw:start-shape="id8" draw:start-glue-point="1" draw:end-shape="id9" draw:end-glue-point="3" svg:d="M58341 14410h2136" svg:viewBox="0 0 2137 1">
          <text:p/>
        </draw:connector>
        <draw:custom-shape draw:style-name="gr7" draw:text-style-name="P2" xml:id="id10" draw:id="id10" draw:layer="layout" svg:width="4.064cm" svg:height="2.667cm" svg:x="67.177cm" svg:y="13.077cm">
          <text:p text:style-name="P1"><text:span text:style-name="T1">@.cpp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64.541cm" svg:y1="14.41cm" svg:x2="67.177cm" svg:y2="14.41cm" draw:start-shape="id9" draw:start-glue-point="1" draw:end-shape="id10" draw:end-glue-point="3" svg:d="M64541 14410h2636" svg:viewBox="0 0 2637 1">
          <text:p/>
        </draw:connector>
        <draw:custom-shape draw:style-name="gr7" draw:text-style-name="P2" draw:layer="layout" svg:width="4.064cm" svg:height="2.667cm" svg:x="10.277cm" svg:y="24.078cm">
          <text:p text:style-name="P1"><text:span text:style-name="T1">@._h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1" draw:id="id11" draw:layer="layout" svg:width="4.064cm" svg:height="2.667cm" svg:x="17.577cm" svg:y="24.178cm">
          <text:p text:style-name="P6"><text:span text:style-name="T2">Create</text:span></text:p>
          <text:p text:style-name="P6"><text:span text:style-name="T3">Doxygen Header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2" draw:id="id12" draw:layer="layout" svg:width="4.064cm" svg:height="2.667cm" svg:x="22.877cm" svg:y="24.178cm">
          <text:p text:style-name="P6"><text:span text:style-name="T2">Create</text:span></text:p>
          <text:p text:style-name="P6"><text:span text:style-name="T3">Module Function</text:span></text:p>
          <text:p text:style-name="P6"><text:span text:style-name="T3">Header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3" draw:id="id13" draw:layer="layout" svg:width="4.064cm" svg:height="2.667cm" svg:x="27.977cm" svg:y="24.178cm">
          <text:p text:style-name="P6"><text:span text:style-name="T2">Create</text:span></text:p>
          <text:p text:style-name="P6"><text:span text:style-name="T3">Class Parameter</text:span></text:p>
          <text:p text:style-name="P6"><text:span text:style-name="T3">Declar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4" draw:id="id14" draw:layer="layout" svg:width="4.064cm" svg:height="2.667cm" svg:x="36.501cm" svg:y="24.178cm">
          <text:p text:style-name="P6"><text:span text:style-name="T2">Create</text:span></text:p>
          <text:p text:style-name="P6"><text:span text:style-name="T3">Variable Parameter</text:span></text:p>
          <text:p text:style-name="P6"><text:span text:style-name="T3">Declar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5" draw:id="id15" draw:layer="layout" svg:width="3.937cm" svg:height="3.048cm" svg:x="47.348cm" svg:y="23.988cm">
          <text:p text:style-name="P8"><text:span text:style-name="T4">is it a </text:span><text:span text:style-name="T4"><text:line-break/></text:span><text:span text:style-name="T5">Leaf</text:span><text:span text:style-name="T4"><text:line-break/></text:span><text:span text:style-name="T4">Modu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8" draw:layer="layout" svg:x1="21.641cm" svg:y1="25.511cm" svg:x2="22.877cm" svg:y2="25.511cm" draw:start-shape="id11" draw:start-glue-point="1" draw:end-shape="id12" draw:end-glue-point="3" svg:d="M21641 25511h1236" svg:viewBox="0 0 1237 1">
          <text:p/>
        </draw:connector>
        <draw:connector draw:style-name="gr6" draw:text-style-name="P8" draw:layer="layout" svg:x1="26.941cm" svg:y1="25.511cm" svg:x2="27.977cm" svg:y2="25.511cm" draw:start-shape="id12" draw:start-glue-point="1" draw:end-shape="id13" draw:end-glue-point="3" svg:d="M26941 25511h1036" svg:viewBox="0 0 1037 1">
          <text:p/>
        </draw:connector>
        <draw:connector draw:style-name="gr6" draw:text-style-name="P8" draw:layer="layout" svg:x1="32.041cm" svg:y1="25.511cm" svg:x2="36.501cm" svg:y2="25.511cm" draw:start-shape="id13" draw:start-glue-point="1" draw:end-shape="id14" draw:end-glue-point="3" svg:d="M32041 25511h4460" svg:viewBox="0 0 4461 1">
          <text:p/>
        </draw:connector>
        <draw:connector draw:style-name="gr6" draw:text-style-name="P8" draw:layer="layout" svg:x1="40.565cm" svg:y1="25.511cm" svg:x2="47.348cm" svg:y2="25.512cm" draw:start-shape="id14" draw:start-glue-point="1" draw:end-shape="id15" draw:end-glue-point="5" svg:d="M40565 25511h3391v1h3392" svg:viewBox="0 0 6784 2">
          <text:p/>
        </draw:connector>
        <draw:connector draw:style-name="gr6" draw:text-style-name="P8" draw:layer="layout" svg:x1="49.317cm" svg:y1="27.036cm" svg:x2="49.316cm" svg:y2="28.278cm" draw:start-shape="id15" draw:start-glue-point="6" draw:end-shape="id16" draw:end-glue-point="0" svg:d="M49317 27036v621h-1v621" svg:viewBox="0 0 2 1243">
          <text:p/>
        </draw:connector>
        <draw:custom-shape draw:style-name="gr7" draw:text-style-name="P2" draw:layer="layout" svg:width="4.064cm" svg:height="2.667cm" svg:x="10.326cm" svg:y="18.794cm">
          <text:p text:style-name="P1"><text:span text:style-name="T1">@.config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143cm" svg:height="0.635cm" svg:x="14.39cm" svg:y="19.9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xml:id="id16" draw:id="id16" draw:layer="layout" svg:width="4.064cm" svg:height="2.667cm" svg:x="47.284cm" svg:y="28.278cm">
          <text:p text:style-name="P6"><text:span text:style-name="T2">Add to </text:span></text:p>
          <text:p text:style-name="P6"><text:span text:style-name="T2">getModule()</text:span></text:p>
          <text:p text:style-name="P6"><text:span text:style-name="T2">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4.064cm" svg:height="2.667cm" svg:x="67.189cm" svg:y="32.677cm">
          <text:p text:style-name="P1"><text:span text:style-name="T1">modules/</text:span></text:p>
          <text:p text:style-name="P1"><text:span text:style-name="T1">module.cpp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143cm" svg:height="0.635cm" svg:x="14.378cm" svg:y="25.0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0" draw:layer="layout" svg:x1="15.533cm" svg:y1="25.489cm" svg:x2="17.576cm" svg:y2="25.489cm">
          <text:p/>
        </draw:line>
        <draw:custom-shape draw:style-name="gr9" draw:text-style-name="P8" draw:layer="layout" svg:width="1.143cm" svg:height="0.635cm" svg:x="14.39cm" svg:y="14.1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8" draw:layer="layout" svg:x1="49.316cm" svg:y1="30.945cm" svg:x2="67.189cm" svg:y2="34.01cm" draw:start-shape="id16" draw:start-glue-point="2" draw:end-shape="id17" draw:end-glue-point="3" svg:d="M49316 30945v3065h17873" svg:viewBox="0 0 17874 3066">
          <text:p/>
        </draw:connector>
        <draw:frame draw:style-name="gr3" draw:text-style-name="P11" draw:layer="layout" svg:width="2.458cm" svg:height="0.725cm" svg:x="49.24cm" svg:y="33.241cm">
          <draw:text-box>
            <text:p><text:span text:style-name="T6">New Entry</text:span></text:p>
          </draw:text-box>
        </draw:frame>
        <draw:custom-shape draw:style-name="gr7" draw:text-style-name="P2" xml:id="id19" draw:id="id19" draw:layer="layout" svg:width="4.064cm" svg:height="2.667cm" svg:x="67.195cm" svg:y="36.687cm">
          <text:p text:style-name="P1"><text:span text:style-name="T1">variable/</text:span></text:p>
          <text:p text:style-name="P1"><text:span text:style-name="T1">variable.h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8" draw:id="id18" draw:layer="layout" svg:width="4.064cm" svg:height="2.667cm" svg:x="36.499cm" svg:y="28.274cm">
          <text:p text:style-name="P6"><text:span text:style-name="T2">Update</text:span></text:p>
          <text:p text:style-name="P6"><text:span text:style-name="T2">Variable </text:span><text:span text:style-name="T2"><text:line-break/></text:span><text:span text:style-name="T2">Parameter</text:span></text:p>
          <text:p text:style-name="P6"><text:span text:style-name="T2">List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38.533cm" svg:y1="26.845cm" svg:x2="38.531cm" svg:y2="28.274cm" draw:start-shape="id14" draw:start-glue-point="2" draw:end-shape="id18" draw:end-glue-point="0" svg:d="M38533 26845v714h-2v715" svg:viewBox="0 0 3 1430">
          <text:p/>
        </draw:connector>
        <draw:connector draw:style-name="gr6" draw:text-style-name="P8" draw:layer="layout" svg:x1="38.531cm" svg:y1="30.941cm" svg:x2="67.195cm" svg:y2="38.02cm" draw:start-shape="id18" draw:start-glue-point="2" draw:end-shape="id19" draw:end-glue-point="3" svg:d="M38531 30941v7079h28664" svg:viewBox="0 0 28665 7080">
          <text:p/>
        </draw:connector>
        <draw:frame draw:style-name="gr3" draw:text-style-name="P11" draw:layer="layout" svg:width="2.458cm" svg:height="0.725cm" svg:x="38.523cm" svg:y="37.228cm">
          <draw:text-box>
            <text:p><text:span text:style-name="T6">New Entry</text:span></text:p>
          </draw:text-box>
        </draw:frame>
        <draw:custom-shape draw:style-name="gr7" draw:text-style-name="P2" draw:layer="layout" svg:width="4.064cm" svg:height="2.667cm" svg:x="42.001cm" svg:y="28.277cm">
          <text:p text:style-name="P1"><text:span text:style-name="T1">module._cpp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31.214cm" svg:y="28.277cm">
          <text:p text:style-name="P1"><text:span text:style-name="T1">variable._hpp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143cm" svg:height="0.635cm" svg:x="35.32cm" svg:y="29.3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0" draw:layer="layout" svg:x1="15.521cm" svg:y1="14.489cm" svg:x2="17.564cm" svg:y2="14.489cm">
          <text:p/>
        </draw:line>
        <draw:custom-shape draw:style-name="gr9" draw:text-style-name="P8" draw:layer="layout" svg:width="1.143cm" svg:height="0.635cm" svg:x="46.12cm" svg:y="29.3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21" draw:id="id21" draw:layer="layout" svg:width="4.064cm" svg:height="2.667cm" svg:x="67.177cm" svg:y="24.173cm">
          <text:p text:style-name="P1"><text:span text:style-name="T1">@.hpp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51.348cm" svg:y1="29.611cm" svg:x2="56.509cm" svg:y2="26.845cm" draw:start-shape="id16" draw:start-glue-point="1" draw:end-shape="id20" draw:end-glue-point="2" svg:d="M51348 29611h5161v-2766" svg:viewBox="0 0 5162 2767">
          <text:p/>
        </draw:connector>
        <draw:custom-shape draw:style-name="gr4" draw:text-style-name="P7" xml:id="id20" draw:id="id20" draw:layer="layout" svg:width="4.064cm" svg:height="2.667cm" svg:x="54.477cm" svg:y="24.178cm">
          <text:p text:style-name="P6"><text:span text:style-name="T2">Output</text:span></text:p>
          <text:p text:style-name="P6"><text:span text:style-name="T3">Finished</text:span></text:p>
          <text:p text:style-name="P6"><text:span text:style-name="T3">hpp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51.285cm" svg:y1="25.512cm" svg:x2="54.477cm" svg:y2="25.511cm" draw:start-shape="id15" draw:start-glue-point="7" draw:end-shape="id20" draw:end-glue-point="3" svg:d="M51285 25512h1596v-1h1596" svg:viewBox="0 0 3193 2">
          <text:p/>
        </draw:connector>
        <draw:connector draw:style-name="gr6" draw:text-style-name="P8" draw:layer="layout" svg:x1="58.541cm" svg:y1="25.511cm" svg:x2="67.177cm" svg:y2="25.506cm" draw:start-shape="id20" draw:start-glue-point="1" draw:end-shape="id21" draw:end-glue-point="3" svg:d="M58541 25511h4318v-5h4318" svg:viewBox="0 0 8637 6">
          <text:p/>
        </draw:connector>
        <draw:custom-shape draw:style-name="gr11" draw:text-style-name="P3" draw:layer="layout" svg:width="4.646cm" svg:height="37.846cm" svg:x="73.246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4.064cm" svg:height="2.667cm" svg:x="73.577cm" svg:y="24.178cm">
          <text:p text:style-name="P6"><text:span text:style-name="T2">Compil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67.177cm" svg:y="41.173cm">
          <text:p text:style-name="P1"><text:span text:style-name="T1">auxiliar/*.cpp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67.177cm" svg:y="45.173cm">
          <text:p text:style-name="P1"><text:span text:style-name="T1">external/*.cpp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201cm" svg:height="0.962cm" svg:x="15.474cm" svg:y="9.548cm">
          <draw:text-box>
            <text:p text:style-name="P4"><text:span text:style-name="T1">source/build.py</text:span></text:p>
          </draw:text-box>
        </draw:frame>
        <draw:frame draw:style-name="gr3" draw:text-style-name="P5" draw:layer="layout" svg:width="4.634cm" svg:height="0.962cm" svg:x="73.175cm" svg:y="9.548cm">
          <draw:text-box>
            <text:p text:style-name="P4"><text:span text:style-name="T1">C++ Compiler</text:span></text:p>
          </draw:text-box>
        </draw:frame>
        <draw:custom-shape draw:style-name="gr12" draw:text-style-name="P8" draw:layer="layout" svg:width="1.901cm" svg:height="0.635cm" svg:x="71.29cm" svg:y="14.0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71.29cm" svg:y="25.1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71.29cm" svg:y="33.7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71.29cm" svg:y="37.7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71.29cm" svg:y="42.1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71.29cm" svg:y="46.2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4.064cm" svg:height="2.667cm" svg:x="79.965cm" svg:y="13.077cm">
          <text:p text:style-name="P1"><text:span text:style-name="T1">@.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79.977cm" svg:y="32.677cm">
          <text:p text:style-name="P1"><text:span text:style-name="T1">modules/</text:span></text:p>
          <text:p text:style-name="P1"><text:span text:style-name="T1">module.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79.983cm" svg:y="36.687cm">
          <text:p text:style-name="P1"><text:span text:style-name="T1">variable/</text:span></text:p>
          <text:p text:style-name="P1"><text:span text:style-name="T1">variable.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79.965cm" svg:y="24.173cm">
          <text:p text:style-name="P1"><text:span text:style-name="T1">@.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79.965cm" svg:y="41.173cm">
          <text:p text:style-name="P1"><text:span text:style-name="T1">auxiliar/*.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79.965cm" svg:y="45.173cm">
          <text:p text:style-name="P1"><text:span text:style-name="T1">external/*.o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901cm" svg:height="0.635cm" svg:x="77.978cm" svg:y="14.0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77.978cm" svg:y="25.1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77.978cm" svg:y="33.7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77.978cm" svg:y="37.7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77.978cm" svg:y="42.1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77.978cm" svg:y="46.2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4.646cm" svg:height="37.846cm" svg:x="86.046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4.064cm" svg:height="2.667cm" svg:x="86.377cm" svg:y="24.179cm">
          <text:p text:style-name="P6"><text:span text:style-name="T2">Link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87cm" svg:height="0.962cm" svg:x="86.375cm" svg:y="9.549cm">
          <draw:text-box>
            <text:p text:style-name="P4"><text:span text:style-name="T1">C++ Linker</text:span></text:p>
          </draw:text-box>
        </draw:frame>
        <draw:custom-shape draw:style-name="gr12" draw:text-style-name="P8" draw:layer="layout" svg:width="1.901cm" svg:height="0.635cm" svg:x="84.09cm" svg:y="14.0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84.09cm" svg:y="25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84.09cm" svg:y="33.7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84.09cm" svg:y="37.7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84.09cm" svg:y="42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84.09cm" svg:y="46.2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90.69cm" svg:y="25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4.064cm" svg:height="2.667cm" svg:x="92.765cm" svg:y="24.173cm">
          <text:p text:style-name="P1"><text:span text:style-name="T1">libkorali.so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8.001cm" svg:height="3.81cm" svg:x="1.182cm" svg:y="18.983cm">
          <draw:text-box>
            <text:p text:style-name="P8">For every module @ in</text:p>
            <text:p text:style-name="P8">the modules/ folder and its subfolers.</text:p>
          </draw:text-box>
        </draw:frame>
        <draw:frame draw:style-name="gr3" draw:text-style-name="P11" draw:layer="layout" svg:width="1.196cm" svg:height="0.725cm" svg:x="42.54cm" svg:y="13.542cm">
          <draw:text-box>
            <text:p><text:span text:style-name="T6">Yes</text:span></text:p>
          </draw:text-box>
        </draw:frame>
        <draw:frame draw:style-name="gr14" draw:text-style-name="P11" draw:layer="layout" svg:width="1.196cm" svg:height="0.725cm" svg:x="52.94cm" svg:y="13.543cm">
          <draw:text-box>
            <text:p><text:span text:style-name="T6">Yes</text:span></text:p>
          </draw:text-box>
        </draw:frame>
        <draw:frame draw:style-name="gr3" draw:text-style-name="P11" draw:layer="layout" svg:width="1.044cm" svg:height="0.725cm" svg:x="40.54cm" svg:y="15.943cm">
          <draw:text-box>
            <text:p><text:span text:style-name="T6">No</text:span></text:p>
          </draw:text-box>
        </draw:frame>
        <draw:frame draw:style-name="gr3" draw:text-style-name="P11" draw:layer="layout" svg:width="1.044cm" svg:height="0.725cm" svg:x="50.24cm" svg:y="12.244cm">
          <draw:text-box>
            <text:p><text:span text:style-name="T6">No</text:span></text:p>
          </draw:text-box>
        </draw:frame>
        <draw:frame draw:style-name="gr14" draw:text-style-name="P11" draw:layer="layout" svg:width="1.196cm" svg:height="0.725cm" svg:x="49.24cm" svg:y="27.044cm">
          <draw:text-box>
            <text:p><text:span text:style-name="T6">Yes</text:span></text:p>
          </draw:text-box>
        </draw:frame>
        <draw:frame draw:style-name="gr3" draw:text-style-name="P11" draw:layer="layout" svg:width="1.044cm" svg:height="0.725cm" svg:x="51.04cm" svg:y="24.645cm">
          <draw:text-box>
            <text:p><text:span text:style-name="T6">No</text:span></text:p>
          </draw:text-box>
        </draw:frame>
        <draw:custom-shape draw:style-name="gr15" draw:text-style-name="P3" draw:layer="layout" svg:width="6.808cm" svg:height="32.088cm" svg:x="98.846cm" svg:y="16.53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114cm" svg:height="0.962cm" svg:x="98.776cm" svg:y="15.449cm">
          <draw:text-box>
            <text:p text:style-name="P4"><text:span text:style-name="T1">setup.py</text:span></text:p>
          </draw:text-box>
        </draw:frame>
        <draw:custom-shape draw:style-name="gr7" draw:text-style-name="P2" draw:layer="layout" svg:width="4.064cm" svg:height="2.667cm" svg:x="92.765cm" svg:y="19.773cm">
          <text:p text:style-name="P1"><text:span text:style-name="T1">build/</text:span></text:p>
          <text:p text:style-name="P1"><text:span text:style-name="T1">libgsl.s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92.765cm" svg:y="29.673cm">
          <text:p text:style-name="P1"><text:span text:style-name="T1">tools/</text:span></text:p>
          <text:p text:style-name="P1"><text:span text:style-name="T1">profil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92.765cm" svg:y="33.673cm">
          <text:p text:style-name="P1"><text:span text:style-name="T1">tools/</text:span></text:p>
          <text:p text:style-name="P1"><text:span text:style-name="T1">plott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92.765cm" svg:y="42.073cm">
          <text:p text:style-name="P1"><text:span text:style-name="T1">tools/</text:span></text:p>
          <text:p text:style-name="P1"><text:span text:style-name="T1">cx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92.777cm" svg:y="45.673cm">
          <text:p text:style-name="P1"><text:span text:style-name="T1">source/*.h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2.667cm" svg:x="86.377cm" svg:y="24.179cm">
          <text:p text:style-name="P6"><text:span text:style-name="T2">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2.667cm" svg:x="99.977cm" svg:y="21.979cm">
          <text:p text:style-name="P6"><text:span text:style-name="T2">Install Library</text:span></text:p>
          <text:p text:style-name="P6"><text:span text:style-name="T2">Fil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2.667cm" svg:x="99.977cm" svg:y="31.779cm">
          <text:p text:style-name="P6"><text:span text:style-name="T2">Install Tool</text:span></text:p>
          <text:p text:style-name="P6"><text:span text:style-name="T2">Script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2.667cm" svg:x="99.977cm" svg:y="41.479cm">
          <text:p text:style-name="P6"><text:span text:style-name="T2">Setup C++</text:span><text:span text:style-name="T2"><text:line-break/></text:span><text:span text:style-name="T2">Sup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64cm" svg:height="2.667cm" svg:x="92.765cm" svg:y="38.473cm">
          <text:p text:style-name="P1"><text:span text:style-name="T1">Makefile.conf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901cm" svg:height="0.635cm" svg:x="96.89cm" svg:y="25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96.89cm" svg:y="20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96.89cm" svg:y="30.8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96.89cm" svg:y="34.7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96.89cm" svg:y="39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96.89cm" svg:y="42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96.89cm" svg:y="46.8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.901cm" svg:height="0.635cm" svg:x="105.79cm" svg:y="30.8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5.08cm" svg:height="3.81cm" svg:x="92.368cm" svg:y="14.111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339cm" svg:height="0.962cm" svg:x="92.476cm" svg:y="13.049cm">
          <draw:text-box>
            <text:p text:style-name="P4"><text:span text:style-name="T1">install</text:span></text:p>
          </draw:text-box>
        </draw:frame>
        <draw:custom-shape draw:style-name="gr4" draw:text-style-name="P7" draw:layer="layout" svg:width="4.064cm" svg:height="2.667cm" svg:x="92.877cm" svg:y="14.779cm">
          <text:p text:style-name="P6"><text:span text:style-name="T2">Build</text:span></text:p>
          <text:p text:style-name="P6"><text:span text:style-name="T2">Prerequisite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901cm" svg:height="0.635cm" draw:transform="rotate (-1.5707963267949) translate (95.157cm 17.9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4.064cm" svg:height="2.667cm" svg:x="107.765cm" svg:y="29.673cm">
          <text:p text:style-name="P1"><text:span text:style-name="T1">Korali</text:span></text:p>
          <text:p text:style-name="P1"><text:span text:style-name="T1">python</text:span></text:p>
          <text:p text:style-name="P1"><text:span text:style-name="T1">Modu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016cm" svg:height="1.016cm" svg:x="18.542cm" svg:y="11.804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24.443cm" svg:y="11.805cm"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29.643cm" svg:y="11.805cm">
          <text:p text:style-name="P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34.543cm" svg:y="11.805cm">
          <text:p text:style-name="P8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40.143cm" svg:y="11.805cm">
          <text:p text:style-name="P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45.343cm" svg:y="11.805cm">
          <text:p text:style-name="P8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50.543cm" svg:y="10.705cm">
          <text:p text:style-name="P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55.743cm" svg:y="15.905cm">
          <text:p text:style-name="P8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61.743cm" svg:y="15.805cm">
          <text:p text:style-name="P8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4.543cm" svg:y="17.805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18.443cm" svg:y="22.905cm">
          <text:p text:style-name="P8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24.243cm" svg:y="22.905cm">
          <text:p text:style-name="P8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29.543cm" svg:y="22.905cm">
          <text:p text:style-name="P8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38.143cm" svg:y="22.805cm">
          <text:p text:style-name="P8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36.843cm" svg:y="27.105cm">
          <text:p text:style-name="P8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47.543cm" svg:y="27.105cm">
          <text:p text:style-name="P8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48.844cm" svg:y="22.706cm">
          <text:p text:style-name="P8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56.044cm" svg:y="23.006cm">
          <text:p text:style-name="P8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65.644cm" svg:y="43.806cm">
          <text:p text:style-name="P8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75.044cm" svg:y="23.006cm">
          <text:p text:style-name="P8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87.844cm" svg:y="23.006cm">
          <text:p text:style-name="P8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95.544cm" svg:y="12.906cm">
          <text:p text:style-name="P8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101.445cm" svg:y="20.707cm">
          <text:p text:style-name="P8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101.445cm" svg:y="30.507cm">
          <text:p text:style-name="P8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101.346cm" svg:y="40.308cm">
          <text:p text:style-name="P8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016cm" svg:height="1.016cm" svg:x="109.346cm" svg:y="28.508cm">
          <text:p text:style-name="P8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254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4.3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9T15:29:16.215000000</meta:creation-date>
    <dc:date>2020-03-19T18:04:32.093000000</dc:date>
    <meta:editing-duration>PT1H9M17S</meta:editing-duration>
    <meta:editing-cycles>4</meta:editing-cycles>
    <meta:generator>LibreOffice/6.3.5.2$Windows_X86_64 LibreOffice_project/dd0751754f11728f69b42ee2af66670068624673</meta:generator>
    <meta:document-statistic meta:object-count="152"/>
  </office:meta>
</office:document-meta>
</file>